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4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8" style:family="table-cell" style:parent-style-name="Default" style:data-style-name="N1000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13761" calcext:value-type="float">
            <text:p>2.013761</text:p>
          </table:table-cell>
          <table:table-cell table:style-name="ce14" office:value-type="float" office:value="1.05641" calcext:value-type="float">
            <text:p>1.056410</text:p>
          </table:table-cell>
          <table:table-cell table:style-name="ce14" office:value-type="float" office:value="0.733869" calcext:value-type="float">
            <text:p>0.733869</text:p>
          </table:table-cell>
          <table:table-cell table:style-name="ce14" office:value-type="float" office:value="0.72048" calcext:value-type="float">
            <text:p>0.720480</text:p>
          </table:table-cell>
          <table:table-cell table:style-name="ce14" office:value-type="float" office:value="0.550895" calcext:value-type="float">
            <text:p>0.550895</text:p>
          </table:table-cell>
          <table:table-cell table:style-name="ce14" office:value-type="float" office:value="0.531859" calcext:value-type="float">
            <text:p>0.531859</text:p>
          </table:table-cell>
          <table:table-cell table:style-name="ce14" office:value-type="float" office:value="0.553924" calcext:value-type="float">
            <text:p>0.553924</text:p>
          </table:table-cell>
          <table:table-cell table:style-name="ce14" office:value-type="float" office:value="0.547795" calcext:value-type="float">
            <text:p>0.547795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01079" calcext:value-type="float">
            <text:p>2.001079</text:p>
          </table:table-cell>
          <table:table-cell table:style-name="ce14" office:value-type="float" office:value="1.043349" calcext:value-type="float">
            <text:p>1.043349</text:p>
          </table:table-cell>
          <table:table-cell table:style-name="ce14" office:value-type="float" office:value="0.89308" calcext:value-type="float">
            <text:p>0.893080</text:p>
          </table:table-cell>
          <table:table-cell table:style-name="ce14" office:value-type="float" office:value="0.592188" calcext:value-type="float">
            <text:p>0.592188</text:p>
          </table:table-cell>
          <table:table-cell table:style-name="ce14" office:value-type="float" office:value="0.528395" calcext:value-type="float">
            <text:p>0.528395</text:p>
          </table:table-cell>
          <table:table-cell table:style-name="ce14" office:value-type="float" office:value="0.518317" calcext:value-type="float">
            <text:p>0.518317</text:p>
          </table:table-cell>
          <table:table-cell table:style-name="ce14" office:value-type="float" office:value="0.657889" calcext:value-type="float">
            <text:p>0.657889</text:p>
          </table:table-cell>
          <table:table-cell table:style-name="ce14" office:value-type="float" office:value="0.476262" calcext:value-type="float">
            <text:p>0.47626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13493" calcext:value-type="float">
            <text:p>2.013493</text:p>
          </table:table-cell>
          <table:table-cell table:style-name="ce14" office:value-type="float" office:value="1.069962" calcext:value-type="float">
            <text:p>1.069962</text:p>
          </table:table-cell>
          <table:table-cell table:style-name="ce14" office:value-type="float" office:value="0.75297" calcext:value-type="float">
            <text:p>0.752970</text:p>
          </table:table-cell>
          <table:table-cell table:style-name="ce14" office:value-type="float" office:value="0.713593" calcext:value-type="float">
            <text:p>0.713593</text:p>
          </table:table-cell>
          <table:table-cell table:style-name="ce14" office:value-type="float" office:value="0.536313" calcext:value-type="float">
            <text:p>0.536313</text:p>
          </table:table-cell>
          <table:table-cell table:style-name="ce14" office:value-type="float" office:value="0.541385" calcext:value-type="float">
            <text:p>0.541385</text:p>
          </table:table-cell>
          <table:table-cell table:style-name="ce14" office:value-type="float" office:value="0.539186" calcext:value-type="float">
            <text:p>0.539186</text:p>
          </table:table-cell>
          <table:table-cell table:style-name="ce14" office:value-type="float" office:value="0.418102" calcext:value-type="float">
            <text:p>0.41810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40791" calcext:value-type="float">
            <text:p>2.040791</text:p>
          </table:table-cell>
          <table:table-cell table:style-name="ce14" office:value-type="float" office:value="0.938426" calcext:value-type="float">
            <text:p>0.938426</text:p>
          </table:table-cell>
          <table:table-cell table:style-name="ce14" office:value-type="float" office:value="0.709156" calcext:value-type="float">
            <text:p>0.709156</text:p>
          </table:table-cell>
          <table:table-cell table:style-name="ce14" office:value-type="float" office:value="0.558086" calcext:value-type="float">
            <text:p>0.558086</text:p>
          </table:table-cell>
          <table:table-cell table:style-name="ce14" office:value-type="float" office:value="0.558852" calcext:value-type="float">
            <text:p>0.558852</text:p>
          </table:table-cell>
          <table:table-cell table:style-name="ce14" office:value-type="float" office:value="0.429322" calcext:value-type="float">
            <text:p>0.429322</text:p>
          </table:table-cell>
          <table:table-cell table:style-name="ce14" office:value-type="float" office:value="0.619384" calcext:value-type="float">
            <text:p>0.619384</text:p>
          </table:table-cell>
          <table:table-cell table:style-name="ce14" office:value-type="float" office:value="0.504934" calcext:value-type="float">
            <text:p>0.50493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06404" calcext:value-type="float">
            <text:p>1.806404</text:p>
          </table:table-cell>
          <table:table-cell table:style-name="ce14" office:value-type="float" office:value="1.079723" calcext:value-type="float">
            <text:p>1.079723</text:p>
          </table:table-cell>
          <table:table-cell table:style-name="ce14" office:value-type="float" office:value="0.728081" calcext:value-type="float">
            <text:p>0.728081</text:p>
          </table:table-cell>
          <table:table-cell table:style-name="ce14" office:value-type="float" office:value="0.687636" calcext:value-type="float">
            <text:p>0.687636</text:p>
          </table:table-cell>
          <table:table-cell table:style-name="ce14" office:value-type="float" office:value="0.498606" calcext:value-type="float">
            <text:p>0.498606</text:p>
          </table:table-cell>
          <table:table-cell table:style-name="ce14" office:value-type="float" office:value="0.573181" calcext:value-type="float">
            <text:p>0.573181</text:p>
          </table:table-cell>
          <table:table-cell table:style-name="ce14" office:value-type="float" office:value="0.479751" calcext:value-type="float">
            <text:p>0.479751</text:p>
          </table:table-cell>
          <table:table-cell table:style-name="ce14" office:value-type="float" office:value="0.408043" calcext:value-type="float">
            <text:p>0.40804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21449" calcext:value-type="float">
            <text:p>2.021449</text:p>
          </table:table-cell>
          <table:table-cell table:style-name="ce14" office:value-type="float" office:value="0.945644" calcext:value-type="float">
            <text:p>0.945644</text:p>
          </table:table-cell>
          <table:table-cell table:style-name="ce14" office:value-type="float" office:value="0.799159" calcext:value-type="float">
            <text:p>0.799159</text:p>
          </table:table-cell>
          <table:table-cell table:style-name="ce14" office:value-type="float" office:value="0.672186" calcext:value-type="float">
            <text:p>0.672186</text:p>
          </table:table-cell>
          <table:table-cell table:style-name="ce14" office:value-type="float" office:value="0.472298" calcext:value-type="float">
            <text:p>0.472298</text:p>
          </table:table-cell>
          <table:table-cell table:style-name="ce14" office:value-type="float" office:value="0.472832" calcext:value-type="float">
            <text:p>0.472832</text:p>
          </table:table-cell>
          <table:table-cell table:style-name="ce14" office:value-type="float" office:value="0.434932" calcext:value-type="float">
            <text:p>0.434932</text:p>
          </table:table-cell>
          <table:table-cell table:style-name="ce14" office:value-type="float" office:value="0.579211" calcext:value-type="float">
            <text:p>0.579211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792766" calcext:value-type="float">
            <text:p>1.792766</text:p>
          </table:table-cell>
          <table:table-cell table:style-name="ce14" office:value-type="float" office:value="1.103886" calcext:value-type="float">
            <text:p>1.103886</text:p>
          </table:table-cell>
          <table:table-cell table:style-name="ce14" office:value-type="float" office:value="0.760367" calcext:value-type="float">
            <text:p>0.760367</text:p>
          </table:table-cell>
          <table:table-cell table:style-name="ce14" office:value-type="float" office:value="0.690846" calcext:value-type="float">
            <text:p>0.690846</text:p>
          </table:table-cell>
          <table:table-cell table:style-name="ce14" office:value-type="float" office:value="0.555778" calcext:value-type="float">
            <text:p>0.555778</text:p>
          </table:table-cell>
          <table:table-cell table:style-name="ce14" office:value-type="float" office:value="0.530462" calcext:value-type="float">
            <text:p>0.530462</text:p>
          </table:table-cell>
          <table:table-cell table:style-name="ce14" office:value-type="float" office:value="0.538133" calcext:value-type="float">
            <text:p>0.538133</text:p>
          </table:table-cell>
          <table:table-cell table:style-name="ce14" office:value-type="float" office:value="0.455344" calcext:value-type="float">
            <text:p>0.45534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744701" calcext:value-type="float">
            <text:p>1.744701</text:p>
          </table:table-cell>
          <table:table-cell table:style-name="ce14" office:value-type="float" office:value="1.120024" calcext:value-type="float">
            <text:p>1.120024</text:p>
          </table:table-cell>
          <table:table-cell table:style-name="ce14" office:value-type="float" office:value="0.716534" calcext:value-type="float">
            <text:p>0.716534</text:p>
          </table:table-cell>
          <table:table-cell table:style-name="ce14" office:value-type="float" office:value="0.677093" calcext:value-type="float">
            <text:p>0.677093</text:p>
          </table:table-cell>
          <table:table-cell table:style-name="ce14" office:value-type="float" office:value="0.482003" calcext:value-type="float">
            <text:p>0.482003</text:p>
          </table:table-cell>
          <table:table-cell table:style-name="ce14" office:value-type="float" office:value="0.545104" calcext:value-type="float">
            <text:p>0.545104</text:p>
          </table:table-cell>
          <table:table-cell table:style-name="ce14" office:value-type="float" office:value="0.53306" calcext:value-type="float">
            <text:p>0.533060</text:p>
          </table:table-cell>
          <table:table-cell table:style-name="ce14" office:value-type="float" office:value="0.384586" calcext:value-type="float">
            <text:p>0.38458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10007" calcext:value-type="float">
            <text:p>1.810007</text:p>
          </table:table-cell>
          <table:table-cell table:style-name="ce14" office:value-type="float" office:value="1.031098" calcext:value-type="float">
            <text:p>1.031098</text:p>
          </table:table-cell>
          <table:table-cell table:style-name="ce14" office:value-type="float" office:value="0.712552" calcext:value-type="float">
            <text:p>0.712552</text:p>
          </table:table-cell>
          <table:table-cell table:style-name="ce14" office:value-type="float" office:value="0.685539" calcext:value-type="float">
            <text:p>0.685539</text:p>
          </table:table-cell>
          <table:table-cell table:style-name="ce14" office:value-type="float" office:value="0.565551" calcext:value-type="float">
            <text:p>0.565551</text:p>
          </table:table-cell>
          <table:table-cell table:style-name="ce14" office:value-type="float" office:value="0.543155" calcext:value-type="float">
            <text:p>0.543155</text:p>
          </table:table-cell>
          <table:table-cell table:style-name="ce14" office:value-type="float" office:value="0.399848" calcext:value-type="float">
            <text:p>0.399848</text:p>
          </table:table-cell>
          <table:table-cell table:style-name="ce14" office:value-type="float" office:value="0.572024" calcext:value-type="float">
            <text:p>0.57202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19359" calcext:value-type="float">
            <text:p>1.819359</text:p>
          </table:table-cell>
          <table:table-cell table:style-name="ce14" office:value-type="float" office:value="1.07919" calcext:value-type="float">
            <text:p>1.079190</text:p>
          </table:table-cell>
          <table:table-cell table:style-name="ce14" office:value-type="float" office:value="0.868065" calcext:value-type="float">
            <text:p>0.868065</text:p>
          </table:table-cell>
          <table:table-cell table:style-name="ce14" office:value-type="float" office:value="0.650137" calcext:value-type="float">
            <text:p>0.650137</text:p>
          </table:table-cell>
          <table:table-cell table:style-name="ce14" office:value-type="float" office:value="0.553522" calcext:value-type="float">
            <text:p>0.553522</text:p>
          </table:table-cell>
          <table:table-cell table:style-name="ce14" office:value-type="float" office:value="0.652055" calcext:value-type="float">
            <text:p>0.652055</text:p>
          </table:table-cell>
          <table:table-cell table:style-name="ce14" office:value-type="float" office:value="0.689428" calcext:value-type="float">
            <text:p>0.689428</text:p>
          </table:table-cell>
          <table:table-cell table:style-name="ce14" office:value-type="float" office:value="0.45505" calcext:value-type="float">
            <text:p>0.45505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16" table:formula="of:=ROUND(SUM([.B5:.B14])*1000/10;2)" office:value-type="float" office:value="1906.38" calcext:value-type="float">
            <text:p>1906.38</text:p>
          </table:table-cell>
          <table:table-cell table:style-name="ce24" table:formula="of:=ROUND(SUM([.C5:.C14])*1000/10;2)" office:value-type="float" office:value="1046.77" calcext:value-type="float">
            <text:p>1,046.77</text:p>
          </table:table-cell>
          <table:table-cell table:style-name="ce16" table:formula="of:=ROUND(SUM([.D5:.D14])*1000/10;2)" office:value-type="float" office:value="767.38" calcext:value-type="float">
            <text:p>767.38</text:p>
          </table:table-cell>
          <table:table-cell table:style-name="ce16" table:formula="of:=ROUND(SUM([.E5:.E14])*1000/10;2)" office:value-type="float" office:value="664.78" calcext:value-type="float">
            <text:p>664.78</text:p>
          </table:table-cell>
          <table:table-cell table:style-name="ce16" table:formula="of:=ROUND(SUM([.F5:.F14])*1000/10;2)" office:value-type="float" office:value="530.22" calcext:value-type="float">
            <text:p>530.22</text:p>
          </table:table-cell>
          <table:table-cell table:style-name="ce16" table:formula="of:=ROUND(SUM([.G5:.G14])*1000/10;2)" office:value-type="float" office:value="533.77" calcext:value-type="float">
            <text:p>533.77</text:p>
          </table:table-cell>
          <table:table-cell table:style-name="ce16" table:formula="of:=ROUND(SUM([.H5:.H14])*1000/10;2)" office:value-type="float" office:value="544.55" calcext:value-type="float">
            <text:p>544.55</text:p>
          </table:table-cell>
          <table:table-cell table:style-name="ce16" table:formula="of:=ROUND(SUM([.I5:.I14])*1000/10;2)" office:value-type="float" office:value="480.14" calcext:value-type="float">
            <text:p>480.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</text:p>
          </table:table-cell>
          <table:table-cell table:style-name="ce20" table:formula="of:=ROUND([.$B18]/[.C18];2)" office:value-type="float" office:value="1.82" calcext:value-type="float">
            <text:p>1,82</text:p>
          </table:table-cell>
          <table:table-cell table:style-name="ce20" table:formula="of:=ROUND([.$B18]/[.D18];2)" office:value-type="float" office:value="2.48" calcext:value-type="float">
            <text:p>2,48</text:p>
          </table:table-cell>
          <table:table-cell table:style-name="ce20" table:formula="of:=ROUND([.$B18]/[.E18];2)" office:value-type="float" office:value="2.87" calcext:value-type="float">
            <text:p>2,87</text:p>
          </table:table-cell>
          <table:table-cell table:style-name="ce20" table:formula="of:=ROUND([.$B18]/[.F18];2)" office:value-type="float" office:value="3.6" calcext:value-type="float">
            <text:p>3,60</text:p>
          </table:table-cell>
          <table:table-cell table:style-name="ce20" table:formula="of:=ROUND([.$B18]/[.G18];2)" office:value-type="float" office:value="3.57" calcext:value-type="float">
            <text:p>3,57</text:p>
          </table:table-cell>
          <table:table-cell table:style-name="ce20" table:formula="of:=ROUND([.$B18]/[.H18];2)" office:value-type="float" office:value="3.5" calcext:value-type="float">
            <text:p>3,50</text:p>
          </table:table-cell>
          <table:table-cell table:style-name="ce20" table:formula="of:=ROUND([.$B18]/[.I18];2)" office:value-type="float" office:value="3.97" calcext:value-type="float">
            <text:p>3,97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262" calcext:value-type="float">
            <text:p>262</text:p>
          </table:table-cell>
          <table:table-cell table:style-name="ce6" table:formula="of:=ROUND([.$I$2]/(([.C18]/1000)*1000*1000);0)" office:value-type="float" office:value="478" calcext:value-type="float">
            <text:p>478</text:p>
          </table:table-cell>
          <table:table-cell table:style-name="ce6" table:formula="of:=ROUND([.$I$2]/(([.D18]/1000)*1000*1000);0)" office:value-type="float" office:value="652" calcext:value-type="float">
            <text:p>652</text:p>
          </table:table-cell>
          <table:table-cell table:style-name="ce6" table:formula="of:=ROUND([.$I$2]/(([.E18]/1000)*1000*1000);0)" office:value-type="float" office:value="752" calcext:value-type="float">
            <text:p>752</text:p>
          </table:table-cell>
          <table:table-cell table:style-name="ce6" table:formula="of:=ROUND([.$I$2]/(([.F18]/1000)*1000*1000);0)" office:value-type="float" office:value="943" calcext:value-type="float">
            <text:p>943</text:p>
          </table:table-cell>
          <table:table-cell table:style-name="ce6" table:formula="of:=ROUND([.$I$2]/(([.G18]/1000)*1000*1000);0)" office:value-type="float" office:value="937" calcext:value-type="float">
            <text:p>937</text:p>
          </table:table-cell>
          <table:table-cell table:style-name="ce6" table:formula="of:=ROUND([.$I$2]/(([.H18]/1000)*1000*1000);0)" office:value-type="float" office:value="918" calcext:value-type="float">
            <text:p>918</text:p>
          </table:table-cell>
          <table:table-cell table:style-name="ce6" table:formula="of:=ROUND([.$I$2]/(([.I18]/1000)*1000*1000);0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2" calcext:value-type="float">
            <text:p>1.82</text:p>
          </table:table-cell>
          <table:table-cell table:style-name="ce17" table:formula="of:=[.D19]" office:value-type="float" office:value="2.48" calcext:value-type="float">
            <text:p>2.48</text:p>
          </table:table-cell>
          <table:table-cell table:style-name="ce17" table:formula="of:=[.E19]" office:value-type="float" office:value="2.87" calcext:value-type="float">
            <text:p>2.87</text:p>
          </table:table-cell>
          <table:table-cell table:style-name="ce17" table:formula="of:=[.F19]" office:value-type="float" office:value="3.6" calcext:value-type="float">
            <text:p>3.60</text:p>
          </table:table-cell>
          <table:table-cell table:style-name="ce17" table:formula="of:=[.G19]" office:value-type="float" office:value="3.57" calcext:value-type="float">
            <text:p>3.57</text:p>
          </table:table-cell>
          <table:table-cell table:style-name="ce17" table:formula="of:=[.H19]" office:value-type="float" office:value="3.5" calcext:value-type="float">
            <text:p>3.50</text:p>
          </table:table-cell>
          <table:table-cell table:style-name="ce17" table:formula="of:=[.I19]" office:value-type="float" office:value="3.97" calcext:value-type="float">
            <text:p>3.97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default-cell-style-name="ce14"/>
        <table:table-column table:style-name="co3" table:number-columns-repeated="4" table:default-cell-style-name="Default"/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2.013761" calcext:value-type="float">
            <text:p>2.013761</text:p>
          </table:table-cell>
          <table:table-cell table:number-columns-repeated="4"/>
        </table:table-row>
        <table:table-row table:style-name="ro2">
          <table:table-cell office:value-type="float" office:value="2.001079" calcext:value-type="float">
            <text:p>2.001079</text:p>
          </table:table-cell>
          <table:table-cell table:number-columns-repeated="4"/>
        </table:table-row>
        <table:table-row table:style-name="ro2">
          <table:table-cell office:value-type="float" office:value="2.013493" calcext:value-type="float">
            <text:p>2.013493</text:p>
          </table:table-cell>
          <table:table-cell table:number-columns-repeated="4"/>
        </table:table-row>
        <table:table-row table:style-name="ro2">
          <table:table-cell office:value-type="float" office:value="2.040791" calcext:value-type="float">
            <text:p>2.040791</text:p>
          </table:table-cell>
          <table:table-cell table:number-columns-repeated="4"/>
        </table:table-row>
        <table:table-row table:style-name="ro2">
          <table:table-cell office:value-type="float" office:value="1.806404" calcext:value-type="float">
            <text:p>1.806404</text:p>
          </table:table-cell>
          <table:table-cell table:number-columns-repeated="4"/>
        </table:table-row>
        <table:table-row table:style-name="ro2">
          <table:table-cell office:value-type="float" office:value="2.021449" calcext:value-type="float">
            <text:p>2.021449</text:p>
          </table:table-cell>
          <table:table-cell table:number-columns-repeated="4"/>
        </table:table-row>
        <table:table-row table:style-name="ro2">
          <table:table-cell office:value-type="float" office:value="1.792766" calcext:value-type="float">
            <text:p>1.792766</text:p>
          </table:table-cell>
          <table:table-cell table:number-columns-repeated="4"/>
        </table:table-row>
        <table:table-row table:style-name="ro2">
          <table:table-cell office:value-type="float" office:value="1.744701" calcext:value-type="float">
            <text:p>1.744701</text:p>
          </table:table-cell>
          <table:table-cell table:number-columns-repeated="4"/>
        </table:table-row>
        <table:table-row table:style-name="ro2">
          <table:table-cell office:value-type="float" office:value="1.810007" calcext:value-type="float">
            <text:p>1.810007</text:p>
          </table:table-cell>
          <table:table-cell table:number-columns-repeated="4"/>
        </table:table-row>
        <table:table-row table:style-name="ro2">
          <table:table-cell office:value-type="float" office:value="1.819359" calcext:value-type="float">
            <text:p>1.819359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05641" calcext:value-type="float">
            <text:p>1.056410</text:p>
          </table:table-cell>
          <table:table-cell table:number-columns-repeated="4"/>
        </table:table-row>
        <table:table-row table:style-name="ro2">
          <table:table-cell office:value-type="float" office:value="1.043349" calcext:value-type="float">
            <text:p>1.043349</text:p>
          </table:table-cell>
          <table:table-cell table:number-columns-repeated="4"/>
        </table:table-row>
        <table:table-row table:style-name="ro2">
          <table:table-cell office:value-type="float" office:value="1.069962" calcext:value-type="float">
            <text:p>1.069962</text:p>
          </table:table-cell>
          <table:table-cell table:number-columns-repeated="4"/>
        </table:table-row>
        <table:table-row table:style-name="ro2">
          <table:table-cell office:value-type="float" office:value="0.938426" calcext:value-type="float">
            <text:p>0.938426</text:p>
          </table:table-cell>
          <table:table-cell table:number-columns-repeated="4"/>
        </table:table-row>
        <table:table-row table:style-name="ro2">
          <table:table-cell office:value-type="float" office:value="1.079723" calcext:value-type="float">
            <text:p>1.079723</text:p>
          </table:table-cell>
          <table:table-cell table:number-columns-repeated="4"/>
        </table:table-row>
        <table:table-row table:style-name="ro2">
          <table:table-cell office:value-type="float" office:value="0.945644" calcext:value-type="float">
            <text:p>0.945644</text:p>
          </table:table-cell>
          <table:table-cell table:number-columns-repeated="4"/>
        </table:table-row>
        <table:table-row table:style-name="ro2">
          <table:table-cell office:value-type="float" office:value="1.103886" calcext:value-type="float">
            <text:p>1.103886</text:p>
          </table:table-cell>
          <table:table-cell table:number-columns-repeated="4"/>
        </table:table-row>
        <table:table-row table:style-name="ro2">
          <table:table-cell office:value-type="float" office:value="1.120024" calcext:value-type="float">
            <text:p>1.120024</text:p>
          </table:table-cell>
          <table:table-cell table:number-columns-repeated="4"/>
        </table:table-row>
        <table:table-row table:style-name="ro2">
          <table:table-cell office:value-type="float" office:value="1.031098" calcext:value-type="float">
            <text:p>1.031098</text:p>
          </table:table-cell>
          <table:table-cell table:number-columns-repeated="4"/>
        </table:table-row>
        <table:table-row table:style-name="ro2">
          <table:table-cell office:value-type="float" office:value="1.07919" calcext:value-type="float">
            <text:p>1.07919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33869" calcext:value-type="float">
            <text:p>0.733869</text:p>
          </table:table-cell>
          <table:table-cell table:number-columns-repeated="4"/>
        </table:table-row>
        <table:table-row table:style-name="ro2">
          <table:table-cell office:value-type="float" office:value="0.89308" calcext:value-type="float">
            <text:p>0.893080</text:p>
          </table:table-cell>
          <table:table-cell table:number-columns-repeated="4"/>
        </table:table-row>
        <table:table-row table:style-name="ro2">
          <table:table-cell office:value-type="float" office:value="0.75297" calcext:value-type="float">
            <text:p>0.752970</text:p>
          </table:table-cell>
          <table:table-cell table:style-name="ce29"/>
          <table:table-cell table:number-columns-repeated="3"/>
        </table:table-row>
        <table:table-row table:style-name="ro2">
          <table:table-cell office:value-type="float" office:value="0.709156" calcext:value-type="float">
            <text:p>0.709156</text:p>
          </table:table-cell>
          <table:table-cell table:number-columns-repeated="4"/>
        </table:table-row>
        <table:table-row table:style-name="ro2">
          <table:table-cell office:value-type="float" office:value="0.728081" calcext:value-type="float">
            <text:p>0.728081</text:p>
          </table:table-cell>
          <table:table-cell table:number-columns-repeated="4"/>
        </table:table-row>
        <table:table-row table:style-name="ro2">
          <table:table-cell office:value-type="float" office:value="0.799159" calcext:value-type="float">
            <text:p>0.799159</text:p>
          </table:table-cell>
          <table:table-cell table:number-columns-repeated="4"/>
        </table:table-row>
        <table:table-row table:style-name="ro2">
          <table:table-cell office:value-type="float" office:value="0.760367" calcext:value-type="float">
            <text:p>0.760367</text:p>
          </table:table-cell>
          <table:table-cell table:number-columns-repeated="4"/>
        </table:table-row>
        <table:table-row table:style-name="ro2">
          <table:table-cell office:value-type="float" office:value="0.716534" calcext:value-type="float">
            <text:p>0.716534</text:p>
          </table:table-cell>
          <table:table-cell table:number-columns-repeated="4"/>
        </table:table-row>
        <table:table-row table:style-name="ro2">
          <table:table-cell office:value-type="float" office:value="0.712552" calcext:value-type="float">
            <text:p>0.712552</text:p>
          </table:table-cell>
          <table:table-cell table:number-columns-repeated="4"/>
        </table:table-row>
        <table:table-row table:style-name="ro2">
          <table:table-cell office:value-type="float" office:value="0.868065" calcext:value-type="float">
            <text:p>0.86806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2048" calcext:value-type="float">
            <text:p>0.720480</text:p>
          </table:table-cell>
          <table:table-cell table:number-columns-repeated="4"/>
        </table:table-row>
        <table:table-row table:style-name="ro2">
          <table:table-cell office:value-type="float" office:value="0.592188" calcext:value-type="float">
            <text:p>0.592188</text:p>
          </table:table-cell>
          <table:table-cell table:number-columns-repeated="4"/>
        </table:table-row>
        <table:table-row table:style-name="ro2">
          <table:table-cell office:value-type="float" office:value="0.713593" calcext:value-type="float">
            <text:p>0.713593</text:p>
          </table:table-cell>
          <table:table-cell table:number-columns-repeated="4"/>
        </table:table-row>
        <table:table-row table:style-name="ro2">
          <table:table-cell office:value-type="float" office:value="0.558086" calcext:value-type="float">
            <text:p>0.558086</text:p>
          </table:table-cell>
          <table:table-cell table:number-columns-repeated="4"/>
        </table:table-row>
        <table:table-row table:style-name="ro2">
          <table:table-cell office:value-type="float" office:value="0.687636" calcext:value-type="float">
            <text:p>0.687636</text:p>
          </table:table-cell>
          <table:table-cell table:number-columns-repeated="4"/>
        </table:table-row>
        <table:table-row table:style-name="ro2">
          <table:table-cell office:value-type="float" office:value="0.672186" calcext:value-type="float">
            <text:p>0.672186</text:p>
          </table:table-cell>
          <table:table-cell table:number-columns-repeated="4"/>
        </table:table-row>
        <table:table-row table:style-name="ro2">
          <table:table-cell office:value-type="float" office:value="0.690846" calcext:value-type="float">
            <text:p>0.690846</text:p>
          </table:table-cell>
          <table:table-cell table:number-columns-repeated="4"/>
        </table:table-row>
        <table:table-row table:style-name="ro2">
          <table:table-cell office:value-type="float" office:value="0.677093" calcext:value-type="float">
            <text:p>0.677093</text:p>
          </table:table-cell>
          <table:table-cell table:number-columns-repeated="4"/>
        </table:table-row>
        <table:table-row table:style-name="ro2">
          <table:table-cell office:value-type="float" office:value="0.685539" calcext:value-type="float">
            <text:p>0.685539</text:p>
          </table:table-cell>
          <table:table-cell table:number-columns-repeated="4"/>
        </table:table-row>
        <table:table-row table:style-name="ro2">
          <table:table-cell office:value-type="float" office:value="0.650137" calcext:value-type="float">
            <text:p>0.650137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50895" calcext:value-type="float">
            <text:p>0.550895</text:p>
          </table:table-cell>
          <table:table-cell table:number-columns-repeated="4"/>
        </table:table-row>
        <table:table-row table:style-name="ro2">
          <table:table-cell office:value-type="float" office:value="0.528395" calcext:value-type="float">
            <text:p>0.528395</text:p>
          </table:table-cell>
          <table:table-cell table:number-columns-repeated="4"/>
        </table:table-row>
        <table:table-row table:style-name="ro2">
          <table:table-cell office:value-type="float" office:value="0.536313" calcext:value-type="float">
            <text:p>0.536313</text:p>
          </table:table-cell>
          <table:table-cell table:number-columns-repeated="4"/>
        </table:table-row>
        <table:table-row table:style-name="ro2">
          <table:table-cell office:value-type="float" office:value="0.558852" calcext:value-type="float">
            <text:p>0.558852</text:p>
          </table:table-cell>
          <table:table-cell table:number-columns-repeated="4"/>
        </table:table-row>
        <table:table-row table:style-name="ro2">
          <table:table-cell office:value-type="float" office:value="0.498606" calcext:value-type="float">
            <text:p>0.498606</text:p>
          </table:table-cell>
          <table:table-cell table:number-columns-repeated="4"/>
        </table:table-row>
        <table:table-row table:style-name="ro2">
          <table:table-cell office:value-type="float" office:value="0.472298" calcext:value-type="float">
            <text:p>0.472298</text:p>
          </table:table-cell>
          <table:table-cell table:number-columns-repeated="4"/>
        </table:table-row>
        <table:table-row table:style-name="ro2">
          <table:table-cell office:value-type="float" office:value="0.555778" calcext:value-type="float">
            <text:p>0.555778</text:p>
          </table:table-cell>
          <table:table-cell table:number-columns-repeated="4"/>
        </table:table-row>
        <table:table-row table:style-name="ro2">
          <table:table-cell office:value-type="float" office:value="0.482003" calcext:value-type="float">
            <text:p>0.482003</text:p>
          </table:table-cell>
          <table:table-cell table:number-columns-repeated="4"/>
        </table:table-row>
        <table:table-row table:style-name="ro2">
          <table:table-cell office:value-type="float" office:value="0.565551" calcext:value-type="float">
            <text:p>0.565551</text:p>
          </table:table-cell>
          <table:table-cell table:number-columns-repeated="4"/>
        </table:table-row>
        <table:table-row table:style-name="ro2">
          <table:table-cell office:value-type="float" office:value="0.553522" calcext:value-type="float">
            <text:p>0.55352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31859" calcext:value-type="float">
            <text:p>0.531859</text:p>
          </table:table-cell>
          <table:table-cell table:number-columns-repeated="4"/>
        </table:table-row>
        <table:table-row table:style-name="ro2">
          <table:table-cell office:value-type="float" office:value="0.518317" calcext:value-type="float">
            <text:p>0.518317</text:p>
          </table:table-cell>
          <table:table-cell table:number-columns-repeated="4"/>
        </table:table-row>
        <table:table-row table:style-name="ro2">
          <table:table-cell office:value-type="float" office:value="0.541385" calcext:value-type="float">
            <text:p>0.541385</text:p>
          </table:table-cell>
          <table:table-cell table:number-columns-repeated="4"/>
        </table:table-row>
        <table:table-row table:style-name="ro2">
          <table:table-cell office:value-type="float" office:value="0.429322" calcext:value-type="float">
            <text:p>0.429322</text:p>
          </table:table-cell>
          <table:table-cell table:number-columns-repeated="4"/>
        </table:table-row>
        <table:table-row table:style-name="ro2">
          <table:table-cell office:value-type="float" office:value="0.573181" calcext:value-type="float">
            <text:p>0.573181</text:p>
          </table:table-cell>
          <table:table-cell table:number-columns-repeated="4"/>
        </table:table-row>
        <table:table-row table:style-name="ro2">
          <table:table-cell office:value-type="float" office:value="0.472832" calcext:value-type="float">
            <text:p>0.472832</text:p>
          </table:table-cell>
          <table:table-cell table:number-columns-repeated="4"/>
        </table:table-row>
        <table:table-row table:style-name="ro2">
          <table:table-cell office:value-type="float" office:value="0.530462" calcext:value-type="float">
            <text:p>0.530462</text:p>
          </table:table-cell>
          <table:table-cell table:number-columns-repeated="4"/>
        </table:table-row>
        <table:table-row table:style-name="ro2">
          <table:table-cell office:value-type="float" office:value="0.545104" calcext:value-type="float">
            <text:p>0.545104</text:p>
          </table:table-cell>
          <table:table-cell table:number-columns-repeated="4"/>
        </table:table-row>
        <table:table-row table:style-name="ro2">
          <table:table-cell office:value-type="float" office:value="0.543155" calcext:value-type="float">
            <text:p>0.543155</text:p>
          </table:table-cell>
          <table:table-cell table:number-columns-repeated="4"/>
        </table:table-row>
        <table:table-row table:style-name="ro2">
          <table:table-cell office:value-type="float" office:value="0.652055" calcext:value-type="float">
            <text:p>0.65205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53924" calcext:value-type="float">
            <text:p>0.553924</text:p>
          </table:table-cell>
          <table:table-cell table:number-columns-repeated="4"/>
        </table:table-row>
        <table:table-row table:style-name="ro2">
          <table:table-cell office:value-type="float" office:value="0.657889" calcext:value-type="float">
            <text:p>0.657889</text:p>
          </table:table-cell>
          <table:table-cell table:number-columns-repeated="4"/>
        </table:table-row>
        <table:table-row table:style-name="ro2">
          <table:table-cell office:value-type="float" office:value="0.539186" calcext:value-type="float">
            <text:p>0.539186</text:p>
          </table:table-cell>
          <table:table-cell table:number-columns-repeated="4"/>
        </table:table-row>
        <table:table-row table:style-name="ro2">
          <table:table-cell office:value-type="float" office:value="0.619384" calcext:value-type="float">
            <text:p>0.619384</text:p>
          </table:table-cell>
          <table:table-cell table:number-columns-repeated="4"/>
        </table:table-row>
        <table:table-row table:style-name="ro2">
          <table:table-cell office:value-type="float" office:value="0.479751" calcext:value-type="float">
            <text:p>0.479751</text:p>
          </table:table-cell>
          <table:table-cell table:number-columns-repeated="4"/>
        </table:table-row>
        <table:table-row table:style-name="ro2">
          <table:table-cell office:value-type="float" office:value="0.434932" calcext:value-type="float">
            <text:p>0.434932</text:p>
          </table:table-cell>
          <table:table-cell table:number-columns-repeated="4"/>
        </table:table-row>
        <table:table-row table:style-name="ro2">
          <table:table-cell office:value-type="float" office:value="0.538133" calcext:value-type="float">
            <text:p>0.538133</text:p>
          </table:table-cell>
          <table:table-cell table:number-columns-repeated="4"/>
        </table:table-row>
        <table:table-row table:style-name="ro2">
          <table:table-cell office:value-type="float" office:value="0.53306" calcext:value-type="float">
            <text:p>0.533060</text:p>
          </table:table-cell>
          <table:table-cell table:number-columns-repeated="4"/>
        </table:table-row>
        <table:table-row table:style-name="ro2">
          <table:table-cell office:value-type="float" office:value="0.399848" calcext:value-type="float">
            <text:p>0.399848</text:p>
          </table:table-cell>
          <table:table-cell table:number-columns-repeated="4"/>
        </table:table-row>
        <table:table-row table:style-name="ro2">
          <table:table-cell office:value-type="float" office:value="0.689428" calcext:value-type="float">
            <text:p>0.6894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47795" calcext:value-type="float">
            <text:p>0.547795</text:p>
          </table:table-cell>
          <table:table-cell table:number-columns-repeated="4"/>
        </table:table-row>
        <table:table-row table:style-name="ro2">
          <table:table-cell office:value-type="float" office:value="0.476262" calcext:value-type="float">
            <text:p>0.476262</text:p>
          </table:table-cell>
          <table:table-cell table:number-columns-repeated="4"/>
        </table:table-row>
        <table:table-row table:style-name="ro2">
          <table:table-cell office:value-type="float" office:value="0.418102" calcext:value-type="float">
            <text:p>0.418102</text:p>
          </table:table-cell>
          <table:table-cell table:number-columns-repeated="4"/>
        </table:table-row>
        <table:table-row table:style-name="ro2">
          <table:table-cell office:value-type="float" office:value="0.504934" calcext:value-type="float">
            <text:p>0.504934</text:p>
          </table:table-cell>
          <table:table-cell table:number-columns-repeated="4"/>
        </table:table-row>
        <table:table-row table:style-name="ro2">
          <table:table-cell office:value-type="float" office:value="0.408043" calcext:value-type="float">
            <text:p>0.408043</text:p>
          </table:table-cell>
          <table:table-cell table:number-columns-repeated="4"/>
        </table:table-row>
        <table:table-row table:style-name="ro2">
          <table:table-cell office:value-type="float" office:value="0.579211" calcext:value-type="float">
            <text:p>0.579211</text:p>
          </table:table-cell>
          <table:table-cell table:number-columns-repeated="4"/>
        </table:table-row>
        <table:table-row table:style-name="ro2">
          <table:table-cell office:value-type="float" office:value="0.455344" calcext:value-type="float">
            <text:p>0.455344</text:p>
          </table:table-cell>
          <table:table-cell table:number-columns-repeated="4"/>
        </table:table-row>
        <table:table-row table:style-name="ro2">
          <table:table-cell office:value-type="float" office:value="0.384586" calcext:value-type="float">
            <text:p>0.384586</text:p>
          </table:table-cell>
          <table:table-cell table:number-columns-repeated="4"/>
        </table:table-row>
        <table:table-row table:style-name="ro2">
          <table:table-cell office:value-type="float" office:value="0.572024" calcext:value-type="float">
            <text:p>0.572024</text:p>
          </table:table-cell>
          <table:table-cell table:number-columns-repeated="4"/>
        </table:table-row>
        <table:table-row table:style-name="ro2">
          <table:table-cell office:value-type="float" office:value="0.45505" calcext:value-type="float">
            <text:p>0.45505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293218" calcext:value-type="float">
            <text:p>1.293218</text:p>
          </table:table-cell>
          <table:table-cell table:style-name="ce14" office:value-type="float" office:value="1.033388" calcext:value-type="float">
            <text:p>1.033388</text:p>
          </table:table-cell>
          <table:table-cell table:style-name="ce14" office:value-type="float" office:value="0.707134" calcext:value-type="float">
            <text:p>0.707134</text:p>
          </table:table-cell>
          <table:table-cell table:style-name="ce14" office:value-type="float" office:value="0.598148" calcext:value-type="float">
            <text:p>0.598148</text:p>
          </table:table-cell>
          <table:table-cell table:style-name="ce14" office:value-type="float" office:value="0.518891" calcext:value-type="float">
            <text:p>0.518891</text:p>
          </table:table-cell>
          <table:table-cell table:style-name="ce14" office:value-type="float" office:value="0.478128" calcext:value-type="float">
            <text:p>0.478128</text:p>
          </table:table-cell>
          <table:table-cell table:style-name="ce14" office:value-type="float" office:value="0.499791" calcext:value-type="float">
            <text:p>0.499791</text:p>
          </table:table-cell>
          <table:table-cell table:style-name="ce14" office:value-type="float" office:value="0.425256" calcext:value-type="float">
            <text:p>0.42525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258743" calcext:value-type="float">
            <text:p>1.258743</text:p>
          </table:table-cell>
          <table:table-cell table:style-name="ce14" office:value-type="float" office:value="1.052068" calcext:value-type="float">
            <text:p>1.052068</text:p>
          </table:table-cell>
          <table:table-cell table:style-name="ce14" office:value-type="float" office:value="0.677182" calcext:value-type="float">
            <text:p>0.677182</text:p>
          </table:table-cell>
          <table:table-cell table:style-name="ce14" office:value-type="float" office:value="0.553022" calcext:value-type="float">
            <text:p>0.553022</text:p>
          </table:table-cell>
          <table:table-cell table:style-name="ce14" office:value-type="float" office:value="0.530865" calcext:value-type="float">
            <text:p>0.530865</text:p>
          </table:table-cell>
          <table:table-cell table:style-name="ce14" office:value-type="float" office:value="0.467451" calcext:value-type="float">
            <text:p>0.467451</text:p>
          </table:table-cell>
          <table:table-cell table:style-name="ce14" office:value-type="float" office:value="0.476444" calcext:value-type="float">
            <text:p>0.476444</text:p>
          </table:table-cell>
          <table:table-cell table:style-name="ce14" office:value-type="float" office:value="0.638813" calcext:value-type="float">
            <text:p>0.63881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79304" calcext:value-type="float">
            <text:p>1.379304</text:p>
          </table:table-cell>
          <table:table-cell table:style-name="ce14" office:value-type="float" office:value="0.951213" calcext:value-type="float">
            <text:p>0.951213</text:p>
          </table:table-cell>
          <table:table-cell table:style-name="ce14" office:value-type="float" office:value="0.754217" calcext:value-type="float">
            <text:p>0.754217</text:p>
          </table:table-cell>
          <table:table-cell table:style-name="ce14" office:value-type="float" office:value="0.581939" calcext:value-type="float">
            <text:p>0.581939</text:p>
          </table:table-cell>
          <table:table-cell table:style-name="ce14" office:value-type="float" office:value="0.505633" calcext:value-type="float">
            <text:p>0.505633</text:p>
          </table:table-cell>
          <table:table-cell table:style-name="ce14" office:value-type="float" office:value="0.515062" calcext:value-type="float">
            <text:p>0.515062</text:p>
          </table:table-cell>
          <table:table-cell table:style-name="ce14" office:value-type="float" office:value="0.749039" calcext:value-type="float">
            <text:p>0.749039</text:p>
          </table:table-cell>
          <table:table-cell table:style-name="ce14" office:value-type="float" office:value="0.493675" calcext:value-type="float">
            <text:p>0.493675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81231" calcext:value-type="float">
            <text:p>1.381231</text:p>
          </table:table-cell>
          <table:table-cell table:style-name="ce14" office:value-type="float" office:value="0.987932" calcext:value-type="float">
            <text:p>0.987932</text:p>
          </table:table-cell>
          <table:table-cell table:style-name="ce14" office:value-type="float" office:value="0.658224" calcext:value-type="float">
            <text:p>0.658224</text:p>
          </table:table-cell>
          <table:table-cell table:style-name="ce14" office:value-type="float" office:value="0.756605" calcext:value-type="float">
            <text:p>0.756605</text:p>
          </table:table-cell>
          <table:table-cell table:style-name="ce14" office:value-type="float" office:value="0.64318" calcext:value-type="float">
            <text:p>0.643180</text:p>
          </table:table-cell>
          <table:table-cell table:style-name="ce14" office:value-type="float" office:value="0.458507" calcext:value-type="float">
            <text:p>0.458507</text:p>
          </table:table-cell>
          <table:table-cell table:style-name="ce14" office:value-type="float" office:value="0.529937" calcext:value-type="float">
            <text:p>0.529937</text:p>
          </table:table-cell>
          <table:table-cell table:style-name="ce14" office:value-type="float" office:value="0.594921" calcext:value-type="float">
            <text:p>0.594921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84972" calcext:value-type="float">
            <text:p>1.384972</text:p>
          </table:table-cell>
          <table:table-cell table:style-name="ce14" office:value-type="float" office:value="1.018402" calcext:value-type="float">
            <text:p>1.018402</text:p>
          </table:table-cell>
          <table:table-cell table:style-name="ce14" office:value-type="float" office:value="1.176935" calcext:value-type="float">
            <text:p>1.176935</text:p>
          </table:table-cell>
          <table:table-cell table:style-name="ce14" office:value-type="float" office:value="0.613183" calcext:value-type="float">
            <text:p>0.613183</text:p>
          </table:table-cell>
          <table:table-cell table:style-name="ce14" office:value-type="float" office:value="0.615866" calcext:value-type="float">
            <text:p>0.615866</text:p>
          </table:table-cell>
          <table:table-cell table:style-name="ce14" office:value-type="float" office:value="0.509707" calcext:value-type="float">
            <text:p>0.509707</text:p>
          </table:table-cell>
          <table:table-cell table:style-name="ce14" office:value-type="float" office:value="0.456419" calcext:value-type="float">
            <text:p>0.456419</text:p>
          </table:table-cell>
          <table:table-cell table:style-name="ce14" office:value-type="float" office:value="0.52805" calcext:value-type="float">
            <text:p>0.528050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05245" calcext:value-type="float">
            <text:p>1.305245</text:p>
          </table:table-cell>
          <table:table-cell table:style-name="ce14" office:value-type="float" office:value="1.05215" calcext:value-type="float">
            <text:p>1.052150</text:p>
          </table:table-cell>
          <table:table-cell table:style-name="ce14" office:value-type="float" office:value="0.685191" calcext:value-type="float">
            <text:p>0.685191</text:p>
          </table:table-cell>
          <table:table-cell table:style-name="ce14" office:value-type="float" office:value="0.602755" calcext:value-type="float">
            <text:p>0.602755</text:p>
          </table:table-cell>
          <table:table-cell table:style-name="ce14" office:value-type="float" office:value="0.650054" calcext:value-type="float">
            <text:p>0.650054</text:p>
          </table:table-cell>
          <table:table-cell table:style-name="ce14" office:value-type="float" office:value="0.433831" calcext:value-type="float">
            <text:p>0.433831</text:p>
          </table:table-cell>
          <table:table-cell table:style-name="ce14" office:value-type="float" office:value="0.458256" calcext:value-type="float">
            <text:p>0.458256</text:p>
          </table:table-cell>
          <table:table-cell table:style-name="ce14" office:value-type="float" office:value="0.560222" calcext:value-type="float">
            <text:p>0.56022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548667" calcext:value-type="float">
            <text:p>1.548667</text:p>
          </table:table-cell>
          <table:table-cell table:style-name="ce14" office:value-type="float" office:value="0.952402" calcext:value-type="float">
            <text:p>0.952402</text:p>
          </table:table-cell>
          <table:table-cell table:style-name="ce14" office:value-type="float" office:value="0.761786" calcext:value-type="float">
            <text:p>0.761786</text:p>
          </table:table-cell>
          <table:table-cell table:style-name="ce14" office:value-type="float" office:value="0.586502" calcext:value-type="float">
            <text:p>0.586502</text:p>
          </table:table-cell>
          <table:table-cell table:style-name="ce14" office:value-type="float" office:value="0.486284" calcext:value-type="float">
            <text:p>0.486284</text:p>
          </table:table-cell>
          <table:table-cell table:style-name="ce14" office:value-type="float" office:value="0.443176" calcext:value-type="float">
            <text:p>0.443176</text:p>
          </table:table-cell>
          <table:table-cell table:style-name="ce14" office:value-type="float" office:value="0.487953" calcext:value-type="float">
            <text:p>0.487953</text:p>
          </table:table-cell>
          <table:table-cell table:style-name="ce14" office:value-type="float" office:value="0.731752" calcext:value-type="float">
            <text:p>0.73175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425511" calcext:value-type="float">
            <text:p>1.425511</text:p>
          </table:table-cell>
          <table:table-cell table:style-name="ce14" office:value-type="float" office:value="0.957527" calcext:value-type="float">
            <text:p>0.957527</text:p>
          </table:table-cell>
          <table:table-cell table:style-name="ce14" office:value-type="float" office:value="0.759224" calcext:value-type="float">
            <text:p>0.759224</text:p>
          </table:table-cell>
          <table:table-cell table:style-name="ce14" office:value-type="float" office:value="0.569988" calcext:value-type="float">
            <text:p>0.569988</text:p>
          </table:table-cell>
          <table:table-cell table:style-name="ce14" office:value-type="float" office:value="0.512388" calcext:value-type="float">
            <text:p>0.512388</text:p>
          </table:table-cell>
          <table:table-cell table:style-name="ce14" office:value-type="float" office:value="0.517043" calcext:value-type="float">
            <text:p>0.517043</text:p>
          </table:table-cell>
          <table:table-cell table:style-name="ce14" office:value-type="float" office:value="0.751264" calcext:value-type="float">
            <text:p>0.751264</text:p>
          </table:table-cell>
          <table:table-cell table:style-name="ce14" office:value-type="float" office:value="0.559872" calcext:value-type="float">
            <text:p>0.55987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431414" calcext:value-type="float">
            <text:p>1.431414</text:p>
          </table:table-cell>
          <table:table-cell table:style-name="ce14" office:value-type="float" office:value="1.077747" calcext:value-type="float">
            <text:p>1.077747</text:p>
          </table:table-cell>
          <table:table-cell table:style-name="ce14" office:value-type="float" office:value="0.796506" calcext:value-type="float">
            <text:p>0.796506</text:p>
          </table:table-cell>
          <table:table-cell table:style-name="ce14" office:value-type="float" office:value="0.625391" calcext:value-type="float">
            <text:p>0.625391</text:p>
          </table:table-cell>
          <table:table-cell table:style-name="ce14" office:value-type="float" office:value="0.458247" calcext:value-type="float">
            <text:p>0.458247</text:p>
          </table:table-cell>
          <table:table-cell table:style-name="ce14" office:value-type="float" office:value="0.440083" calcext:value-type="float">
            <text:p>0.440083</text:p>
          </table:table-cell>
          <table:table-cell table:style-name="ce14" office:value-type="float" office:value="0.466598" calcext:value-type="float">
            <text:p>0.466598</text:p>
          </table:table-cell>
          <table:table-cell table:style-name="ce14" office:value-type="float" office:value="0.475424" calcext:value-type="float">
            <text:p>0.47542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13104" calcext:value-type="float">
            <text:p>1.313104</text:p>
          </table:table-cell>
          <table:table-cell table:style-name="ce14" office:value-type="float" office:value="0.928776" calcext:value-type="float">
            <text:p>0.928776</text:p>
          </table:table-cell>
          <table:table-cell table:style-name="ce14" office:value-type="float" office:value="0.752436" calcext:value-type="float">
            <text:p>0.752436</text:p>
          </table:table-cell>
          <table:table-cell table:style-name="ce14" office:value-type="float" office:value="0.606447" calcext:value-type="float">
            <text:p>0.606447</text:p>
          </table:table-cell>
          <table:table-cell table:style-name="ce14" office:value-type="float" office:value="0.75615" calcext:value-type="float">
            <text:p>0.756150</text:p>
          </table:table-cell>
          <table:table-cell table:style-name="ce14" office:value-type="float" office:value="0.603582" calcext:value-type="float">
            <text:p>0.603582</text:p>
          </table:table-cell>
          <table:table-cell table:style-name="ce14" office:value-type="float" office:value="0.45955" calcext:value-type="float">
            <text:p>0.459550</text:p>
          </table:table-cell>
          <table:table-cell table:style-name="ce14" office:value-type="float" office:value="0.571057" calcext:value-type="float">
            <text:p>0.57105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372.14" calcext:value-type="float">
            <text:p>1372,14</text:p>
          </table:table-cell>
          <table:table-cell table:style-name="ce6" table:formula="of:=ROUND(SUM([.C5:.C14])*1000/10;2)" office:value-type="float" office:value="1001.16" calcext:value-type="float">
            <text:p>1001,16</text:p>
          </table:table-cell>
          <table:table-cell table:style-name="ce6" table:formula="of:=ROUND(SUM([.D5:.D14])*1000/10;2)" office:value-type="float" office:value="772.88" calcext:value-type="float">
            <text:p>772,88</text:p>
          </table:table-cell>
          <table:table-cell table:style-name="ce6" table:formula="of:=ROUND(SUM([.E5:.E14])*1000/10;2)" office:value-type="float" office:value="609.4" calcext:value-type="float">
            <text:p>609,4</text:p>
          </table:table-cell>
          <table:table-cell table:style-name="ce6" table:formula="of:=ROUND(SUM([.F5:.F14])*1000/10;2)" office:value-type="float" office:value="567.76" calcext:value-type="float">
            <text:p>567,76</text:p>
          </table:table-cell>
          <table:table-cell table:style-name="ce6" table:formula="of:=ROUND(SUM([.G5:.G14])*1000/10;2)" office:value-type="float" office:value="486.66" calcext:value-type="float">
            <text:p>486,66</text:p>
          </table:table-cell>
          <table:table-cell table:style-name="ce6" table:formula="of:=ROUND(SUM([.H5:.H14])*1000/10;2)" office:value-type="float" office:value="533.53" calcext:value-type="float">
            <text:p>533,53</text:p>
          </table:table-cell>
          <table:table-cell table:style-name="ce6" table:formula="of:=ROUND(SUM([.I5:.I14])*1000/10;2)" office:value-type="float" office:value="557.9" calcext:value-type="float">
            <text:p>557,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37" calcext:value-type="float">
            <text:p>1,37</text:p>
          </table:table-cell>
          <table:table-cell table:style-name="ce20" table:formula="of:=ROUND([.$B18]/[.D18];2)" office:value-type="float" office:value="1.78" calcext:value-type="float">
            <text:p>1,78</text:p>
          </table:table-cell>
          <table:table-cell table:style-name="ce20" table:formula="of:=ROUND([.$B18]/[.E18];2)" office:value-type="float" office:value="2.25" calcext:value-type="float">
            <text:p>2,25</text:p>
          </table:table-cell>
          <table:table-cell table:style-name="ce20" table:formula="of:=ROUND([.$B18]/[.F18];2)" office:value-type="float" office:value="2.42" calcext:value-type="float">
            <text:p>2,42</text:p>
          </table:table-cell>
          <table:table-cell table:style-name="ce20" table:formula="of:=ROUND([.$B18]/[.G18];2)" office:value-type="float" office:value="2.82" calcext:value-type="float">
            <text:p>2,82</text:p>
          </table:table-cell>
          <table:table-cell table:style-name="ce20" table:formula="of:=ROUND([.$B18]/[.H18];2)" office:value-type="float" office:value="2.57" calcext:value-type="float">
            <text:p>2,57</text:p>
          </table:table-cell>
          <table:table-cell table:style-name="ce20" table:formula="of:=ROUND([.$B18]/[.I18];2)" office:value-type="float" office:value="2.46" calcext:value-type="float">
            <text:p>2,46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364" calcext:value-type="float">
            <text:p>364</text:p>
          </table:table-cell>
          <table:table-cell table:style-name="ce6" table:formula="of:=ROUND([.$I$2]/(([.C18]/1000)*1000*1000);0)" office:value-type="float" office:value="499" calcext:value-type="float">
            <text:p>499</text:p>
          </table:table-cell>
          <table:table-cell table:style-name="ce6" table:formula="of:=ROUND([.$I$2]/(([.D18]/1000)*1000*1000);0)" office:value-type="float" office:value="647" calcext:value-type="float">
            <text:p>647</text:p>
          </table:table-cell>
          <table:table-cell table:style-name="ce6" table:formula="of:=ROUND([.$I$2]/(([.E18]/1000)*1000*1000);0)" office:value-type="float" office:value="820" calcext:value-type="float">
            <text:p>820</text:p>
          </table:table-cell>
          <table:table-cell table:style-name="ce6" table:formula="of:=ROUND([.$I$2]/(([.F18]/1000)*1000*1000);0)" office:value-type="float" office:value="881" calcext:value-type="float">
            <text:p>881</text:p>
          </table:table-cell>
          <table:table-cell table:style-name="ce6" table:formula="of:=ROUND([.$I$2]/(([.G18]/1000)*1000*1000);0)" office:value-type="float" office:value="1027" calcext:value-type="float">
            <text:p>1027</text:p>
          </table:table-cell>
          <table:table-cell table:style-name="ce6" table:formula="of:=ROUND([.$I$2]/(([.H18]/1000)*1000*1000);0)" office:value-type="float" office:value="937" calcext:value-type="float">
            <text:p>937</text:p>
          </table:table-cell>
          <table:table-cell table:style-name="ce6" table:formula="of:=ROUND([.$I$2]/(([.I18]/1000)*1000*1000);0)" office:value-type="float" office:value="896" calcext:value-type="float">
            <text:p>89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37" calcext:value-type="float">
            <text:p>1.37</text:p>
          </table:table-cell>
          <table:table-cell table:style-name="ce17" table:formula="of:=[.D19]" office:value-type="float" office:value="1.78" calcext:value-type="float">
            <text:p>1.78</text:p>
          </table:table-cell>
          <table:table-cell table:style-name="ce17" table:formula="of:=[.E19]" office:value-type="float" office:value="2.25" calcext:value-type="float">
            <text:p>2.25</text:p>
          </table:table-cell>
          <table:table-cell table:style-name="ce17" table:formula="of:=[.F19]" office:value-type="float" office:value="2.42" calcext:value-type="float">
            <text:p>2.42</text:p>
          </table:table-cell>
          <table:table-cell table:style-name="ce17" table:formula="of:=[.G19]" office:value-type="float" office:value="2.82" calcext:value-type="float">
            <text:p>2.82</text:p>
          </table:table-cell>
          <table:table-cell table:style-name="ce17" table:formula="of:=[.H19]" office:value-type="float" office:value="2.57" calcext:value-type="float">
            <text:p>2.57</text:p>
          </table:table-cell>
          <table:table-cell table:style-name="ce17" table:formula="of:=[.I19]" office:value-type="float" office:value="2.46" calcext:value-type="float">
            <text:p>2.46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default-cell-style-name="ce14"/>
        <table:table-column table:style-name="co3" table:number-columns-repeated="4" table:default-cell-style-name="Default"/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93218" calcext:value-type="float">
            <text:p>1.293218</text:p>
          </table:table-cell>
          <table:table-cell table:number-columns-repeated="4"/>
        </table:table-row>
        <table:table-row table:style-name="ro2">
          <table:table-cell office:value-type="float" office:value="1.258743" calcext:value-type="float">
            <text:p>1.258743</text:p>
          </table:table-cell>
          <table:table-cell table:number-columns-repeated="4"/>
        </table:table-row>
        <table:table-row table:style-name="ro2">
          <table:table-cell office:value-type="float" office:value="1.379304" calcext:value-type="float">
            <text:p>1.379304</text:p>
          </table:table-cell>
          <table:table-cell table:number-columns-repeated="4"/>
        </table:table-row>
        <table:table-row table:style-name="ro2">
          <table:table-cell office:value-type="float" office:value="1.381231" calcext:value-type="float">
            <text:p>1.381231</text:p>
          </table:table-cell>
          <table:table-cell table:number-columns-repeated="4"/>
        </table:table-row>
        <table:table-row table:style-name="ro2">
          <table:table-cell office:value-type="float" office:value="1.384972" calcext:value-type="float">
            <text:p>1.384972</text:p>
          </table:table-cell>
          <table:table-cell table:number-columns-repeated="4"/>
        </table:table-row>
        <table:table-row table:style-name="ro2">
          <table:table-cell office:value-type="float" office:value="1.305245" calcext:value-type="float">
            <text:p>1.305245</text:p>
          </table:table-cell>
          <table:table-cell table:number-columns-repeated="4"/>
        </table:table-row>
        <table:table-row table:style-name="ro2">
          <table:table-cell office:value-type="float" office:value="1.548667" calcext:value-type="float">
            <text:p>1.548667</text:p>
          </table:table-cell>
          <table:table-cell table:number-columns-repeated="4"/>
        </table:table-row>
        <table:table-row table:style-name="ro2">
          <table:table-cell office:value-type="float" office:value="1.425511" calcext:value-type="float">
            <text:p>1.425511</text:p>
          </table:table-cell>
          <table:table-cell table:number-columns-repeated="4"/>
        </table:table-row>
        <table:table-row table:style-name="ro2">
          <table:table-cell office:value-type="float" office:value="1.431414" calcext:value-type="float">
            <text:p>1.431414</text:p>
          </table:table-cell>
          <table:table-cell table:number-columns-repeated="4"/>
        </table:table-row>
        <table:table-row table:style-name="ro2">
          <table:table-cell office:value-type="float" office:value="1.313104" calcext:value-type="float">
            <text:p>1.313104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033388" calcext:value-type="float">
            <text:p>1.033388</text:p>
          </table:table-cell>
          <table:table-cell table:number-columns-repeated="4"/>
        </table:table-row>
        <table:table-row table:style-name="ro2">
          <table:table-cell office:value-type="float" office:value="1.052068" calcext:value-type="float">
            <text:p>1.052068</text:p>
          </table:table-cell>
          <table:table-cell table:number-columns-repeated="4"/>
        </table:table-row>
        <table:table-row table:style-name="ro2">
          <table:table-cell office:value-type="float" office:value="0.951213" calcext:value-type="float">
            <text:p>0.951213</text:p>
          </table:table-cell>
          <table:table-cell table:number-columns-repeated="4"/>
        </table:table-row>
        <table:table-row table:style-name="ro2">
          <table:table-cell office:value-type="float" office:value="0.987932" calcext:value-type="float">
            <text:p>0.987932</text:p>
          </table:table-cell>
          <table:table-cell table:number-columns-repeated="4"/>
        </table:table-row>
        <table:table-row table:style-name="ro2">
          <table:table-cell office:value-type="float" office:value="1.018402" calcext:value-type="float">
            <text:p>1.018402</text:p>
          </table:table-cell>
          <table:table-cell table:number-columns-repeated="4"/>
        </table:table-row>
        <table:table-row table:style-name="ro2">
          <table:table-cell office:value-type="float" office:value="1.05215" calcext:value-type="float">
            <text:p>1.052150</text:p>
          </table:table-cell>
          <table:table-cell table:number-columns-repeated="4"/>
        </table:table-row>
        <table:table-row table:style-name="ro2">
          <table:table-cell office:value-type="float" office:value="0.952402" calcext:value-type="float">
            <text:p>0.952402</text:p>
          </table:table-cell>
          <table:table-cell table:number-columns-repeated="4"/>
        </table:table-row>
        <table:table-row table:style-name="ro2">
          <table:table-cell office:value-type="float" office:value="0.957527" calcext:value-type="float">
            <text:p>0.957527</text:p>
          </table:table-cell>
          <table:table-cell table:number-columns-repeated="4"/>
        </table:table-row>
        <table:table-row table:style-name="ro2">
          <table:table-cell office:value-type="float" office:value="1.077747" calcext:value-type="float">
            <text:p>1.077747</text:p>
          </table:table-cell>
          <table:table-cell table:number-columns-repeated="4"/>
        </table:table-row>
        <table:table-row table:style-name="ro2">
          <table:table-cell office:value-type="float" office:value="0.928776" calcext:value-type="float">
            <text:p>0.92877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07134" calcext:value-type="float">
            <text:p>0.707134</text:p>
          </table:table-cell>
          <table:table-cell table:number-columns-repeated="4"/>
        </table:table-row>
        <table:table-row table:style-name="ro2">
          <table:table-cell office:value-type="float" office:value="0.677182" calcext:value-type="float">
            <text:p>0.677182</text:p>
          </table:table-cell>
          <table:table-cell table:style-name="ce29"/>
          <table:table-cell table:number-columns-repeated="3"/>
        </table:table-row>
        <table:table-row table:style-name="ro2">
          <table:table-cell office:value-type="float" office:value="0.754217" calcext:value-type="float">
            <text:p>0.754217</text:p>
          </table:table-cell>
          <table:table-cell table:number-columns-repeated="4"/>
        </table:table-row>
        <table:table-row table:style-name="ro2">
          <table:table-cell office:value-type="float" office:value="0.658224" calcext:value-type="float">
            <text:p>0.658224</text:p>
          </table:table-cell>
          <table:table-cell table:number-columns-repeated="4"/>
        </table:table-row>
        <table:table-row table:style-name="ro2">
          <table:table-cell office:value-type="float" office:value="1.176935" calcext:value-type="float">
            <text:p>1.176935</text:p>
          </table:table-cell>
          <table:table-cell table:number-columns-repeated="4"/>
        </table:table-row>
        <table:table-row table:style-name="ro2">
          <table:table-cell office:value-type="float" office:value="0.685191" calcext:value-type="float">
            <text:p>0.685191</text:p>
          </table:table-cell>
          <table:table-cell table:number-columns-repeated="4"/>
        </table:table-row>
        <table:table-row table:style-name="ro2">
          <table:table-cell office:value-type="float" office:value="0.761786" calcext:value-type="float">
            <text:p>0.761786</text:p>
          </table:table-cell>
          <table:table-cell table:number-columns-repeated="4"/>
        </table:table-row>
        <table:table-row table:style-name="ro2">
          <table:table-cell office:value-type="float" office:value="0.759224" calcext:value-type="float">
            <text:p>0.759224</text:p>
          </table:table-cell>
          <table:table-cell table:number-columns-repeated="4"/>
        </table:table-row>
        <table:table-row table:style-name="ro2">
          <table:table-cell office:value-type="float" office:value="0.796506" calcext:value-type="float">
            <text:p>0.796506</text:p>
          </table:table-cell>
          <table:table-cell table:number-columns-repeated="4"/>
        </table:table-row>
        <table:table-row table:style-name="ro2">
          <table:table-cell office:value-type="float" office:value="0.752436" calcext:value-type="float">
            <text:p>0.75243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98148" calcext:value-type="float">
            <text:p>0.598148</text:p>
          </table:table-cell>
          <table:table-cell table:number-columns-repeated="4"/>
        </table:table-row>
        <table:table-row table:style-name="ro2">
          <table:table-cell office:value-type="float" office:value="0.553022" calcext:value-type="float">
            <text:p>0.553022</text:p>
          </table:table-cell>
          <table:table-cell table:number-columns-repeated="4"/>
        </table:table-row>
        <table:table-row table:style-name="ro2">
          <table:table-cell office:value-type="float" office:value="0.581939" calcext:value-type="float">
            <text:p>0.581939</text:p>
          </table:table-cell>
          <table:table-cell table:number-columns-repeated="4"/>
        </table:table-row>
        <table:table-row table:style-name="ro2">
          <table:table-cell office:value-type="float" office:value="0.756605" calcext:value-type="float">
            <text:p>0.756605</text:p>
          </table:table-cell>
          <table:table-cell table:number-columns-repeated="4"/>
        </table:table-row>
        <table:table-row table:style-name="ro2">
          <table:table-cell office:value-type="float" office:value="0.613183" calcext:value-type="float">
            <text:p>0.613183</text:p>
          </table:table-cell>
          <table:table-cell table:number-columns-repeated="4"/>
        </table:table-row>
        <table:table-row table:style-name="ro2">
          <table:table-cell office:value-type="float" office:value="0.602755" calcext:value-type="float">
            <text:p>0.602755</text:p>
          </table:table-cell>
          <table:table-cell table:number-columns-repeated="4"/>
        </table:table-row>
        <table:table-row table:style-name="ro2">
          <table:table-cell office:value-type="float" office:value="0.586502" calcext:value-type="float">
            <text:p>0.586502</text:p>
          </table:table-cell>
          <table:table-cell table:number-columns-repeated="4"/>
        </table:table-row>
        <table:table-row table:style-name="ro2">
          <table:table-cell office:value-type="float" office:value="0.569988" calcext:value-type="float">
            <text:p>0.569988</text:p>
          </table:table-cell>
          <table:table-cell table:number-columns-repeated="4"/>
        </table:table-row>
        <table:table-row table:style-name="ro2">
          <table:table-cell office:value-type="float" office:value="0.625391" calcext:value-type="float">
            <text:p>0.625391</text:p>
          </table:table-cell>
          <table:table-cell table:number-columns-repeated="4"/>
        </table:table-row>
        <table:table-row table:style-name="ro2">
          <table:table-cell office:value-type="float" office:value="0.606447" calcext:value-type="float">
            <text:p>0.606447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18891" calcext:value-type="float">
            <text:p>0.518891</text:p>
          </table:table-cell>
          <table:table-cell table:number-columns-repeated="4"/>
        </table:table-row>
        <table:table-row table:style-name="ro2">
          <table:table-cell office:value-type="float" office:value="0.530865" calcext:value-type="float">
            <text:p>0.530865</text:p>
          </table:table-cell>
          <table:table-cell table:number-columns-repeated="4"/>
        </table:table-row>
        <table:table-row table:style-name="ro2">
          <table:table-cell office:value-type="float" office:value="0.505633" calcext:value-type="float">
            <text:p>0.505633</text:p>
          </table:table-cell>
          <table:table-cell table:number-columns-repeated="4"/>
        </table:table-row>
        <table:table-row table:style-name="ro2">
          <table:table-cell office:value-type="float" office:value="0.64318" calcext:value-type="float">
            <text:p>0.643180</text:p>
          </table:table-cell>
          <table:table-cell table:number-columns-repeated="4"/>
        </table:table-row>
        <table:table-row table:style-name="ro2">
          <table:table-cell office:value-type="float" office:value="0.615866" calcext:value-type="float">
            <text:p>0.615866</text:p>
          </table:table-cell>
          <table:table-cell table:number-columns-repeated="4"/>
        </table:table-row>
        <table:table-row table:style-name="ro2">
          <table:table-cell office:value-type="float" office:value="0.650054" calcext:value-type="float">
            <text:p>0.650054</text:p>
          </table:table-cell>
          <table:table-cell table:number-columns-repeated="4"/>
        </table:table-row>
        <table:table-row table:style-name="ro2">
          <table:table-cell office:value-type="float" office:value="0.486284" calcext:value-type="float">
            <text:p>0.486284</text:p>
          </table:table-cell>
          <table:table-cell table:number-columns-repeated="4"/>
        </table:table-row>
        <table:table-row table:style-name="ro2">
          <table:table-cell office:value-type="float" office:value="0.512388" calcext:value-type="float">
            <text:p>0.512388</text:p>
          </table:table-cell>
          <table:table-cell table:number-columns-repeated="4"/>
        </table:table-row>
        <table:table-row table:style-name="ro2">
          <table:table-cell office:value-type="float" office:value="0.458247" calcext:value-type="float">
            <text:p>0.458247</text:p>
          </table:table-cell>
          <table:table-cell table:number-columns-repeated="4"/>
        </table:table-row>
        <table:table-row table:style-name="ro2">
          <table:table-cell office:value-type="float" office:value="0.75615" calcext:value-type="float">
            <text:p>0.75615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78128" calcext:value-type="float">
            <text:p>0.478128</text:p>
          </table:table-cell>
          <table:table-cell table:number-columns-repeated="4"/>
        </table:table-row>
        <table:table-row table:style-name="ro2">
          <table:table-cell office:value-type="float" office:value="0.467451" calcext:value-type="float">
            <text:p>0.467451</text:p>
          </table:table-cell>
          <table:table-cell table:number-columns-repeated="4"/>
        </table:table-row>
        <table:table-row table:style-name="ro2">
          <table:table-cell office:value-type="float" office:value="0.515062" calcext:value-type="float">
            <text:p>0.515062</text:p>
          </table:table-cell>
          <table:table-cell table:number-columns-repeated="4"/>
        </table:table-row>
        <table:table-row table:style-name="ro2">
          <table:table-cell office:value-type="float" office:value="0.458507" calcext:value-type="float">
            <text:p>0.458507</text:p>
          </table:table-cell>
          <table:table-cell table:number-columns-repeated="4"/>
        </table:table-row>
        <table:table-row table:style-name="ro2">
          <table:table-cell office:value-type="float" office:value="0.509707" calcext:value-type="float">
            <text:p>0.509707</text:p>
          </table:table-cell>
          <table:table-cell table:number-columns-repeated="4"/>
        </table:table-row>
        <table:table-row table:style-name="ro2">
          <table:table-cell office:value-type="float" office:value="0.433831" calcext:value-type="float">
            <text:p>0.433831</text:p>
          </table:table-cell>
          <table:table-cell table:number-columns-repeated="4"/>
        </table:table-row>
        <table:table-row table:style-name="ro2">
          <table:table-cell office:value-type="float" office:value="0.443176" calcext:value-type="float">
            <text:p>0.443176</text:p>
          </table:table-cell>
          <table:table-cell table:number-columns-repeated="4"/>
        </table:table-row>
        <table:table-row table:style-name="ro2">
          <table:table-cell office:value-type="float" office:value="0.517043" calcext:value-type="float">
            <text:p>0.517043</text:p>
          </table:table-cell>
          <table:table-cell table:number-columns-repeated="4"/>
        </table:table-row>
        <table:table-row table:style-name="ro2">
          <table:table-cell office:value-type="float" office:value="0.440083" calcext:value-type="float">
            <text:p>0.440083</text:p>
          </table:table-cell>
          <table:table-cell table:number-columns-repeated="4"/>
        </table:table-row>
        <table:table-row table:style-name="ro2">
          <table:table-cell office:value-type="float" office:value="0.603582" calcext:value-type="float">
            <text:p>0.60358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78128" calcext:value-type="float">
            <text:p>0.478128</text:p>
          </table:table-cell>
          <table:table-cell table:number-columns-repeated="4"/>
        </table:table-row>
        <table:table-row table:style-name="ro2">
          <table:table-cell office:value-type="float" office:value="0.467451" calcext:value-type="float">
            <text:p>0.467451</text:p>
          </table:table-cell>
          <table:table-cell table:number-columns-repeated="4"/>
        </table:table-row>
        <table:table-row table:style-name="ro2">
          <table:table-cell office:value-type="float" office:value="0.515062" calcext:value-type="float">
            <text:p>0.515062</text:p>
          </table:table-cell>
          <table:table-cell table:number-columns-repeated="4"/>
        </table:table-row>
        <table:table-row table:style-name="ro2">
          <table:table-cell office:value-type="float" office:value="0.458507" calcext:value-type="float">
            <text:p>0.458507</text:p>
          </table:table-cell>
          <table:table-cell table:number-columns-repeated="4"/>
        </table:table-row>
        <table:table-row table:style-name="ro2">
          <table:table-cell office:value-type="float" office:value="0.509707" calcext:value-type="float">
            <text:p>0.509707</text:p>
          </table:table-cell>
          <table:table-cell table:number-columns-repeated="4"/>
        </table:table-row>
        <table:table-row table:style-name="ro2">
          <table:table-cell office:value-type="float" office:value="0.433831" calcext:value-type="float">
            <text:p>0.433831</text:p>
          </table:table-cell>
          <table:table-cell table:number-columns-repeated="4"/>
        </table:table-row>
        <table:table-row table:style-name="ro2">
          <table:table-cell office:value-type="float" office:value="0.443176" calcext:value-type="float">
            <text:p>0.443176</text:p>
          </table:table-cell>
          <table:table-cell table:number-columns-repeated="4"/>
        </table:table-row>
        <table:table-row table:style-name="ro2">
          <table:table-cell office:value-type="float" office:value="0.517043" calcext:value-type="float">
            <text:p>0.517043</text:p>
          </table:table-cell>
          <table:table-cell table:number-columns-repeated="4"/>
        </table:table-row>
        <table:table-row table:style-name="ro2">
          <table:table-cell office:value-type="float" office:value="0.440083" calcext:value-type="float">
            <text:p>0.440083</text:p>
          </table:table-cell>
          <table:table-cell table:number-columns-repeated="4"/>
        </table:table-row>
        <table:table-row table:style-name="ro2">
          <table:table-cell office:value-type="float" office:value="0.603582" calcext:value-type="float">
            <text:p>0.60358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25256" calcext:value-type="float">
            <text:p>0.425256</text:p>
          </table:table-cell>
          <table:table-cell table:number-columns-repeated="4"/>
        </table:table-row>
        <table:table-row table:style-name="ro2">
          <table:table-cell office:value-type="float" office:value="0.638813" calcext:value-type="float">
            <text:p>0.638813</text:p>
          </table:table-cell>
          <table:table-cell table:number-columns-repeated="4"/>
        </table:table-row>
        <table:table-row table:style-name="ro2">
          <table:table-cell office:value-type="float" office:value="0.493675" calcext:value-type="float">
            <text:p>0.493675</text:p>
          </table:table-cell>
          <table:table-cell table:number-columns-repeated="4"/>
        </table:table-row>
        <table:table-row table:style-name="ro2">
          <table:table-cell office:value-type="float" office:value="0.594921" calcext:value-type="float">
            <text:p>0.594921</text:p>
          </table:table-cell>
          <table:table-cell table:number-columns-repeated="4"/>
        </table:table-row>
        <table:table-row table:style-name="ro2">
          <table:table-cell office:value-type="float" office:value="0.52805" calcext:value-type="float">
            <text:p>0.528050</text:p>
          </table:table-cell>
          <table:table-cell table:number-columns-repeated="4"/>
        </table:table-row>
        <table:table-row table:style-name="ro2">
          <table:table-cell office:value-type="float" office:value="0.560222" calcext:value-type="float">
            <text:p>0.560222</text:p>
          </table:table-cell>
          <table:table-cell table:number-columns-repeated="4"/>
        </table:table-row>
        <table:table-row table:style-name="ro2">
          <table:table-cell office:value-type="float" office:value="0.731752" calcext:value-type="float">
            <text:p>0.731752</text:p>
          </table:table-cell>
          <table:table-cell table:number-columns-repeated="4"/>
        </table:table-row>
        <table:table-row table:style-name="ro2">
          <table:table-cell office:value-type="float" office:value="0.559872" calcext:value-type="float">
            <text:p>0.559872</text:p>
          </table:table-cell>
          <table:table-cell table:number-columns-repeated="4"/>
        </table:table-row>
        <table:table-row table:style-name="ro2">
          <table:table-cell office:value-type="float" office:value="0.475424" calcext:value-type="float">
            <text:p>0.475424</text:p>
          </table:table-cell>
          <table:table-cell table:number-columns-repeated="4"/>
        </table:table-row>
        <table:table-row table:style-name="ro2">
          <table:table-cell office:value-type="float" office:value="0.571057" calcext:value-type="float">
            <text:p>0.571057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office:forms form:automatic-focus="false" form:apply-design-mode="false"/>
        <table:shapes>
          <draw:frame draw:z-index="0" draw:style-name="gr1" draw:text-style-name="P1" svg:width="13.236cm" svg:height="9.821cm" svg:x="2.265cm" svg:y="3.519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36"/>
        <table:table-column table:style-name="co7" table:default-cell-style-name="ce3"/>
        <table:table-column table:style-name="co8" table:number-columns-repeated="6" table:default-cell-style-name="ce36"/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/>
          <table:covered-table-cell table:number-columns-repeated="6" table:style-name="ce3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formula="of:=[$'tempo-e-vazaoV1'.B18]" office:value-type="float" office:value="1372.14" calcext:value-type="float">
            <text:p>1372.14</text:p>
          </table:table-cell>
          <table:table-cell table:style-name="ce36" table:formula="of:=[$'tempo-e-vazaoV1'.C18]" office:value-type="float" office:value="1001.16" calcext:value-type="float">
            <text:p>1001.16</text:p>
          </table:table-cell>
          <table:table-cell table:formula="of:=[$'tempo-e-vazaoV1'.D18]" office:value-type="float" office:value="772.88" calcext:value-type="float">
            <text:p>772.88</text:p>
          </table:table-cell>
          <table:table-cell table:formula="of:=[$'tempo-e-vazaoV1'.E18]" office:value-type="float" office:value="609.4" calcext:value-type="float">
            <text:p>609.4</text:p>
          </table:table-cell>
          <table:table-cell table:formula="of:=[$'tempo-e-vazaoV1'.F18]" office:value-type="float" office:value="567.76" calcext:value-type="float">
            <text:p>567.76</text:p>
          </table:table-cell>
          <table:table-cell table:formula="of:=[$'tempo-e-vazaoV1'.G18]" office:value-type="float" office:value="486.66" calcext:value-type="float">
            <text:p>486.66</text:p>
          </table:table-cell>
          <table:table-cell table:formula="of:=[$'tempo-e-vazaoV1'.H18]" office:value-type="float" office:value="533.53" calcext:value-type="float">
            <text:p>533.53</text:p>
          </table:table-cell>
          <table:table-cell table:formula="of:=[$'tempo-e-vazaoV1'.I18]" office:value-type="float" office:value="557.9" calcext:value-type="float">
            <text:p>557.9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formula="of:=[$'tempo-e-vazaoV2'.B18]" office:value-type="float" office:value="1906.38" calcext:value-type="float">
            <text:p>1906.38</text:p>
          </table:table-cell>
          <table:table-cell table:style-name="ce38" table:formula="of:=[$'tempo-e-vazaoV2'.C18]" office:value-type="float" office:value="1046.77" calcext:value-type="float">
            <text:p>1,046.77</text:p>
          </table:table-cell>
          <table:table-cell table:formula="of:=[$'tempo-e-vazaoV2'.D18]" office:value-type="float" office:value="767.38" calcext:value-type="float">
            <text:p>767.38</text:p>
          </table:table-cell>
          <table:table-cell table:formula="of:=[$'tempo-e-vazaoV2'.E18]" office:value-type="float" office:value="664.78" calcext:value-type="float">
            <text:p>664.78</text:p>
          </table:table-cell>
          <table:table-cell table:formula="of:=[$'tempo-e-vazaoV2'.F18]" office:value-type="float" office:value="530.22" calcext:value-type="float">
            <text:p>530.22</text:p>
          </table:table-cell>
          <table:table-cell table:formula="of:=[$'tempo-e-vazaoV2'.G18]" office:value-type="float" office:value="533.77" calcext:value-type="float">
            <text:p>533.77</text:p>
          </table:table-cell>
          <table:table-cell table:formula="of:=[$'tempo-e-vazaoV2'.H18]" office:value-type="float" office:value="544.55" calcext:value-type="float">
            <text:p>544.55</text:p>
          </table:table-cell>
          <table:table-cell table:formula="of:=[$'tempo-e-vazaoV2'.I18]" office:value-type="float" office:value="480.14" calcext:value-type="float">
            <text:p>480.14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72" calcext:value-type="float">
            <text:p>0.72</text:p>
          </table:table-cell>
          <table:table-cell table:style-name="ce33" table:formula="of:=ROUND([.C3]/[.C4];2)" office:value-type="float" office:value="0.96" calcext:value-type="float">
            <text:p>0.96</text:p>
          </table:table-cell>
          <table:table-cell table:style-name="ce33" table:formula="of:=ROUND([.D3]/[.D4];2)" office:value-type="float" office:value="1.01" calcext:value-type="float">
            <text:p>1.01</text:p>
          </table:table-cell>
          <table:table-cell table:style-name="ce33" table:formula="of:=ROUND([.E3]/[.E4];2)" office:value-type="float" office:value="0.92" calcext:value-type="float">
            <text:p>0.92</text:p>
          </table:table-cell>
          <table:table-cell table:style-name="ce33" table:formula="of:=ROUND([.F3]/[.F4];2)" office:value-type="float" office:value="1.07" calcext:value-type="float">
            <text:p>1.07</text:p>
          </table:table-cell>
          <table:table-cell table:style-name="ce33" table:formula="of:=ROUND([.G3]/[.G4];2)" office:value-type="float" office:value="0.91" calcext:value-type="float">
            <text:p>0.91</text:p>
          </table:table-cell>
          <table:table-cell table:style-name="ce33" table:formula="of:=ROUND([.H3]/[.H4];2)" office:value-type="float" office:value="0.98" calcext:value-type="float">
            <text:p>0.98</text:p>
          </table:table-cell>
          <table:table-cell table:style-name="ce33" table:formula="of:=ROUND([.I3]/[.I4];2)" office:value-type="float" office:value="1.16" calcext:value-type="float">
            <text:p>1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4:58:41.855346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13T15:04:20.255657802</dc:date>
    <meta:editing-duration>PT10H47M14S</meta:editing-duration>
    <meta:editing-cycles>44</meta:editing-cycles>
    <meta:document-statistic meta:table-count="5" meta:cell-count="57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5.605cm" svg:y="5.893cm" style:legend-expansion="custom" svg:width="3.928cm" svg:height="1.193cm" style:legend-expansion-aspect-ratio="3.29253981559095" chart:style-name="ch4"/>
        <chart:plot-area chart:style-name="ch5" table:cell-range-address="'tempo-e-vazaoV2'.B42:'tempo-e-vazaoV2'.I44 'tempo-e-vazaoV2'.A43:'tempo-e-vazaoV2'.A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262">
                <text:p>262</text:p>
                <draw:g>
                  <svg:desc>'tempo-e-vazaoV2'.B43:'tempo-e-vazaoV2'.I43</svg:desc>
                </draw:g>
              </table:table-cell>
              <table:table-cell office:value-type="float" office:value="478">
                <text:p>478</text:p>
              </table:table-cell>
              <table:table-cell office:value-type="float" office:value="652">
                <text:p>652</text:p>
              </table:table-cell>
              <table:table-cell office:value-type="float" office:value="752">
                <text:p>752</text:p>
              </table:table-cell>
              <table:table-cell office:value-type="float" office:value="943">
                <text:p>943</text:p>
              </table:table-cell>
              <table:table-cell office:value-type="float" office:value="937">
                <text:p>937</text:p>
              </table:table-cell>
              <table:table-cell office:value-type="float" office:value="918">
                <text:p>91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48">
                <text:p>2.48</text:p>
              </table:table-cell>
              <table:table-cell office:value-type="float" office:value="2.87">
                <text:p>2.87</text:p>
              </table:table-cell>
              <table:table-cell office:value-type="float" office:value="3.6">
                <text:p>3.6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5.975cm" svg:y="3.645cm" style:legend-expansion="custom" svg:width="2.68cm" svg:height="1.322cm" style:legend-expansion-aspect-ratio="2.02723146747352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372.14">
                <text:p>1372.14</text:p>
                <draw:g>
                  <svg:desc>'tempo-e-vazaoV1'.B18:'tempo-e-vazaoV1'.I18</svg:desc>
                </draw:g>
              </table:table-cell>
              <table:table-cell office:value-type="float" office:value="1001.16">
                <text:p>1001.16</text:p>
              </table:table-cell>
              <table:table-cell office:value-type="float" office:value="772.88">
                <text:p>772.88</text:p>
              </table:table-cell>
              <table:table-cell office:value-type="float" office:value="609.4">
                <text:p>609.4</text:p>
              </table:table-cell>
              <table:table-cell office:value-type="float" office:value="567.76">
                <text:p>567.76</text:p>
              </table:table-cell>
              <table:table-cell office:value-type="float" office:value="486.66">
                <text:p>486.66</text:p>
              </table:table-cell>
              <table:table-cell office:value-type="float" office:value="533.53">
                <text:p>533.53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78">
                <text:p>1.78</text:p>
              </table:table-cell>
              <table:table-cell office:value-type="float" office:value="2.25">
                <text:p>2.25</text:p>
              </table:table-cell>
              <table:table-cell office:value-type="float" office:value="2.42">
                <text:p>2.42</text:p>
              </table:table-cell>
              <table:table-cell office:value-type="float" office:value="2.82">
                <text:p>2.82</text:p>
              </table:table-cell>
              <table:table-cell office:value-type="float" office:value="2.57">
                <text:p>2.57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364">
                <text:p>364</text:p>
                <draw:g>
                  <svg:desc>'tempo-e-vazaoV1'.B43:'tempo-e-vazaoV1'.I43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647">
                <text:p>647</text:p>
              </table:table-cell>
              <table:table-cell office:value-type="float" office:value="820">
                <text:p>820</text:p>
              </table:table-cell>
              <table:table-cell office:value-type="float" office:value="881">
                <text:p>881</text:p>
              </table:table-cell>
              <table:table-cell office:value-type="float" office:value="1027">
                <text:p>1027</text:p>
              </table:table-cell>
              <table:table-cell office:value-type="float" office:value="937">
                <text:p>93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78">
                <text:p>1.78</text:p>
              </table:table-cell>
              <table:table-cell office:value-type="float" office:value="2.25">
                <text:p>2.25</text:p>
              </table:table-cell>
              <table:table-cell office:value-type="float" office:value="2.42">
                <text:p>2.42</text:p>
              </table:table-cell>
              <table:table-cell office:value-type="float" office:value="2.82">
                <text:p>2.82</text:p>
              </table:table-cell>
              <table:table-cell office:value-type="float" office:value="2.57">
                <text:p>2.57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2.448cm" svg:y="2.459cm" style:legend-expansion="custom" svg:width="3.744cm" svg:height="1.068cm" style:legend-expansion-aspect-ratio="3.50561797752809" chart:style-name="ch4"/>
        <chart:plot-area chart:style-name="ch5" table:cell-range-address="'tempo-e-vazaoV2'.B17:'tempo-e-vazaoV2'.I19 'tempo-e-vazaoV2'.A18:'tempo-e-vazaoV2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1906.38">
                <text:p>1906.38</text:p>
                <draw:g>
                  <svg:desc>'tempo-e-vazaoV2'.B18:'tempo-e-vazaoV2'.I18</svg:desc>
                </draw:g>
              </table:table-cell>
              <table:table-cell office:value-type="float" office:value="1046.77">
                <text:p>1046.77</text:p>
              </table:table-cell>
              <table:table-cell office:value-type="float" office:value="767.38">
                <text:p>767.38</text:p>
              </table:table-cell>
              <table:table-cell office:value-type="float" office:value="664.78">
                <text:p>664.78</text:p>
              </table:table-cell>
              <table:table-cell office:value-type="float" office:value="530.22">
                <text:p>530.22</text:p>
              </table:table-cell>
              <table:table-cell office:value-type="float" office:value="533.77">
                <text:p>533.77</text:p>
              </table:table-cell>
              <table:table-cell office:value-type="float" office:value="544.55">
                <text:p>544.55</text:p>
              </table:table-cell>
              <table:table-cell office:value-type="float" office:value="480.14">
                <text:p>480.14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48">
                <text:p>2.48</text:p>
              </table:table-cell>
              <table:table-cell office:value-type="float" office:value="2.87">
                <text:p>2.87</text:p>
              </table:table-cell>
              <table:table-cell office:value-type="float" office:value="3.6">
                <text:p>3.6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37cm" svg:height="9.822cm" xlink:href=".." xlink:type="simple" chart:class="chart:line" chart:style-name="ch1">
        <chart:title svg:x="0.03cm" svg:y="0.029cm" chart:style-name="ch2">
          <text:p>Soma de prefixos paralela com Pthreads (long int)
      (comparação de versões: v1 com v2)</text:p>
        </chart:title>
        <chart:subtitle svg:x="2.996cm" svg:y="1.299cm" chart:style-name="ch3">
          <text:p> i7-11300 (4 cores, 8 hyperthreads)</text:p>
        </chart:subtitle>
        <chart:legend chart:legend-position="end" svg:x="5.244cm" svg:y="3.223cm" style:legend-expansion="custom" svg:width="6.02cm" svg:height="1.522cm" style:legend-expansion-aspect-ratio="3.95532194480946" chart:style-name="ch4"/>
        <chart:plot-area chart:style-name="ch5" table:cell-range-address="'compara-v1-e-v2'.B2:'compara-v1-e-v2'.I5 'compara-v1-e-v2'.A3:'compara-v1-e-v2'.A5" chart:data-source-has-labels="both" svg:x="1.085cm" svg:y="2.105cm" svg:width="11.349cm" svg:height="6.859cm">
          <chart:coordinate-region svg:x="2.077cm" svg:y="2.304cm" svg:width="9.92cm" svg:height="6.013cm"/>
          <chart:axis chart:dimension="x" chart:name="primary-x" chart:style-name="ch6" chartooo:axis-type="auto">
            <chartooo:date-scale/>
            <chart:title svg:x="6.027cm" svg:y="9.16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.261cm" svg:y="6.941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372.14">
                <text:p>1372.14</text:p>
                <draw:g>
                  <svg:desc>'compara-v1-e-v2'.B3:'compara-v1-e-v2'.I3</svg:desc>
                </draw:g>
              </table:table-cell>
              <table:table-cell office:value-type="float" office:value="1001.16">
                <text:p>1001.16</text:p>
              </table:table-cell>
              <table:table-cell office:value-type="float" office:value="772.88">
                <text:p>772.88</text:p>
              </table:table-cell>
              <table:table-cell office:value-type="float" office:value="609.4">
                <text:p>609.4</text:p>
              </table:table-cell>
              <table:table-cell office:value-type="float" office:value="567.76">
                <text:p>567.76</text:p>
              </table:table-cell>
              <table:table-cell office:value-type="float" office:value="486.66">
                <text:p>486.66</text:p>
              </table:table-cell>
              <table:table-cell office:value-type="float" office:value="533.53">
                <text:p>533.53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906.38">
                <text:p>1906.38</text:p>
                <draw:g>
                  <svg:desc>'compara-v1-e-v2'.B4:'compara-v1-e-v2'.I4</svg:desc>
                </draw:g>
              </table:table-cell>
              <table:table-cell office:value-type="float" office:value="1046.77">
                <text:p>1046.77</text:p>
              </table:table-cell>
              <table:table-cell office:value-type="float" office:value="767.38">
                <text:p>767.38</text:p>
              </table:table-cell>
              <table:table-cell office:value-type="float" office:value="664.78">
                <text:p>664.78</text:p>
              </table:table-cell>
              <table:table-cell office:value-type="float" office:value="530.22">
                <text:p>530.22</text:p>
              </table:table-cell>
              <table:table-cell office:value-type="float" office:value="533.77">
                <text:p>533.77</text:p>
              </table:table-cell>
              <table:table-cell office:value-type="float" office:value="544.55">
                <text:p>544.55</text:p>
              </table:table-cell>
              <table:table-cell office:value-type="float" office:value="480.14">
                <text:p>480.14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0.72">
                <text:p>0.72</text:p>
                <draw:g>
                  <svg:desc>'compara-v1-e-v2'.B5:'compara-v1-e-v2'.I5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  <table:table-cell office:value-type="float" office:value="0.92">
                <text:p>0.92</text:p>
              </table:table-cell>
              <table:table-cell office:value-type="float" office:value="1.07">
                <text:p>1.07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